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New roman" svg:font-family="'New roman'"/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er">
      <style:text-properties officeooo:rsid="001cf1da" officeooo:paragraph-rsid="001cf1da"/>
    </style:style>
    <style:style style:name="P3" style:family="paragraph" style:parent-style-name="Text_20_body">
      <style:paragraph-properties fo:text-align="center" style:justify-single-word="false"/>
      <style:text-properties officeooo:paragraph-rsid="001cf1da"/>
    </style:style>
    <style:style style:name="P4" style:family="paragraph" style:parent-style-name="Text_20_body" style:list-style-name="L5">
      <style:paragraph-properties fo:text-align="start" style:justify-single-word="false"/>
      <style:text-properties officeooo:paragraph-rsid="0021d33b"/>
    </style:style>
    <style:style style:name="P5" style:family="paragraph" style:parent-style-name="Text_20_body">
      <style:paragraph-properties fo:text-align="start" style:justify-single-word="false"/>
      <style:text-properties style:font-name="Times New Roman1" fo:font-size="12pt" fo:font-weight="bold" officeooo:rsid="001d3c12" officeooo:paragraph-rsid="001d3c12" style:font-size-asian="12pt" style:font-weight-asian="bold" style:font-size-complex="12pt" style:font-weight-complex="bold"/>
    </style:style>
    <style:style style:name="P6" style:family="paragraph" style:parent-style-name="Text_20_body" style:list-style-name="L7">
      <style:paragraph-properties fo:line-height="50%" fo:text-align="start" style:justify-single-word="false"/>
      <style:text-properties style:font-name="Times New Roman1" fo:font-size="12pt" fo:font-weight="bold" officeooo:rsid="0021d33b" officeooo:paragraph-rsid="0021d33b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imes New Roman1" fo:font-size="12pt" fo:font-weight="bold" officeooo:rsid="0023e86b" officeooo:paragraph-rsid="0023e86b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1" fo:font-size="12pt" fo:font-weight="normal" officeooo:rsid="001d421c" officeooo:paragraph-rsid="001d421c" style:font-size-asian="12pt" style:font-weight-asian="normal" style:font-size-complex="12pt" style:font-weight-complex="normal"/>
    </style:style>
    <style:style style:name="P9" style:family="paragraph" style:parent-style-name="Text_20_body" style:list-style-name="L12">
      <style:paragraph-properties fo:line-height="60%" fo:text-align="start" style:justify-single-word="false"/>
      <style:text-properties style:font-name="Times New Roman1" fo:font-size="12pt" fo:font-weight="normal" officeooo:rsid="001de600" officeooo:paragraph-rsid="001de600" style:font-size-asian="12pt" style:font-weight-asian="normal" style:font-size-complex="12pt" style:font-weight-complex="normal"/>
    </style:style>
    <style:style style:name="P10" style:family="paragraph" style:parent-style-name="Text_20_body" style:list-style-name="L12">
      <style:paragraph-properties fo:line-height="60%" fo:text-align="start" style:justify-single-word="false"/>
      <style:text-properties style:font-name="Times New Roman1" fo:font-size="12pt" fo:font-weight="normal" officeooo:rsid="001de600" officeooo:paragraph-rsid="0021d33b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line-height="50%" fo:text-align="start" style:justify-single-word="false"/>
      <style:text-properties style:font-name="Times New Roman1" fo:font-size="12pt" fo:font-weight="normal" officeooo:rsid="001de600" officeooo:paragraph-rsid="001de600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paragraph-properties fo:line-height="50%" fo:text-align="start" style:justify-single-word="false"/>
      <style:text-properties style:font-name="Times New Roman1" fo:font-size="12pt" fo:font-weight="normal" officeooo:rsid="001de600" officeooo:paragraph-rsid="001de600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paragraph-properties fo:line-height="50%" fo:text-align="start" style:justify-single-word="false"/>
      <style:text-properties style:font-name="Times New Roman1" fo:font-size="12pt" fo:font-weight="normal" officeooo:rsid="001f51da" officeooo:paragraph-rsid="001f51da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line-height="50%" fo:text-align="start" style:justify-single-word="false"/>
      <style:text-properties style:font-name="Times New Roman1" fo:font-size="12pt" fo:font-weight="normal" officeooo:rsid="001f51da" officeooo:paragraph-rsid="001f51da" style:font-size-asian="12pt" style:font-weight-asian="normal" style:font-size-complex="12pt" style:font-weight-complex="normal"/>
    </style:style>
    <style:style style:name="P15" style:family="paragraph" style:parent-style-name="Text_20_body" style:list-style-name="L4">
      <style:paragraph-properties fo:line-height="50%" fo:text-align="start" style:justify-single-word="false"/>
      <style:text-properties style:font-name="Times New Roman1" fo:font-size="12pt" fo:font-weight="normal" officeooo:rsid="001f51da" officeooo:paragraph-rsid="001f51da" style:font-size-asian="12pt" style:font-weight-asian="normal" style:font-size-complex="12pt" style:font-weight-complex="normal"/>
    </style:style>
    <style:style style:name="P16" style:family="paragraph" style:parent-style-name="Text_20_body" style:list-style-name="L10">
      <style:paragraph-properties fo:line-height="50%" fo:text-align="start" style:justify-single-word="false"/>
      <style:text-properties style:font-name="Times New Roman1" fo:font-size="12pt" fo:font-weight="normal" officeooo:rsid="001f51da" officeooo:paragraph-rsid="0023e86b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line-height="50%" fo:text-align="start" style:justify-single-word="false"/>
      <style:text-properties style:font-name="Times New Roman1" fo:font-size="12pt" fo:font-weight="normal" officeooo:rsid="0021d33b" officeooo:paragraph-rsid="0021d33b" style:font-size-asian="12pt" style:font-weight-asian="normal" style:font-size-complex="12pt" style:font-weight-complex="normal"/>
    </style:style>
    <style:style style:name="P18" style:family="paragraph" style:parent-style-name="Text_20_body" style:list-style-name="L4">
      <style:paragraph-properties fo:line-height="50%" fo:text-align="start" style:justify-single-word="false"/>
      <style:text-properties style:font-name="Times New Roman1" fo:font-size="12pt" fo:font-weight="normal" officeooo:rsid="0021d33b" officeooo:paragraph-rsid="0021d33b" style:font-size-asian="12pt" style:font-weight-asian="normal" style:font-size-complex="12pt" style:font-weight-complex="normal"/>
    </style:style>
    <style:style style:name="P19" style:family="paragraph" style:parent-style-name="Text_20_body" style:list-style-name="L12">
      <style:paragraph-properties fo:line-height="60%" fo:text-align="start" style:justify-single-word="false"/>
      <style:text-properties style:font-name="Times New Roman1" fo:font-size="12pt" fo:font-weight="normal" officeooo:rsid="0023e86b" officeooo:paragraph-rsid="0023e86b" style:font-size-asian="12pt" style:font-weight-asian="normal" style:font-size-complex="12pt" style:font-weight-complex="normal"/>
    </style:style>
    <style:style style:name="P20" style:family="paragraph" style:parent-style-name="Text_20_body" style:list-style-name="L8">
      <style:paragraph-properties fo:line-height="50%" fo:text-align="start" style:justify-single-word="false"/>
      <style:text-properties style:font-name="Times New Roman1" fo:font-size="12pt" fo:font-weight="normal" officeooo:rsid="0023e86b" officeooo:paragraph-rsid="0023e86b" style:font-size-asian="12pt" style:font-weight-asian="normal" style:font-size-complex="12pt" style:font-weight-complex="normal"/>
    </style:style>
    <style:style style:name="P21" style:family="paragraph" style:parent-style-name="Text_20_body" style:list-style-name="L10">
      <style:paragraph-properties fo:line-height="50%" fo:text-align="start" style:justify-single-word="false"/>
      <style:text-properties style:font-name="Times New Roman1" fo:font-size="12pt" fo:font-weight="normal" officeooo:rsid="0023e86b" officeooo:paragraph-rsid="0023e86b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1" fo:font-size="12pt" officeooo:paragraph-rsid="001d3c12"/>
    </style:style>
    <style:style style:name="P23" style:family="paragraph" style:parent-style-name="Text_20_body" style:list-style-name="L6">
      <style:paragraph-properties fo:line-height="60%" fo:text-align="start" style:justify-single-word="false"/>
      <style:text-properties style:font-name="Times New Roman1" fo:font-size="12pt" officeooo:rsid="002072f6" officeooo:paragraph-rsid="002072f6"/>
    </style:style>
    <style:style style:name="P24" style:family="paragraph" style:parent-style-name="Text_20_body">
      <style:paragraph-properties fo:text-align="start" style:justify-single-word="false"/>
      <style:text-properties style:font-name="Times New Roman1" fo:font-size="12pt" officeooo:rsid="001d3c12" officeooo:paragraph-rsid="001d3c12"/>
    </style:style>
    <style:style style:name="P25" style:family="paragraph" style:parent-style-name="Text_20_body" style:list-style-name="L6">
      <style:paragraph-properties fo:line-height="60%" fo:text-align="start" style:justify-single-word="false"/>
      <style:text-properties style:font-name="Times New Roman1" fo:font-size="12pt" officeooo:rsid="0023e86b" officeooo:paragraph-rsid="0023e86b"/>
    </style:style>
    <style:style style:name="P26" style:family="paragraph" style:parent-style-name="Text_20_body" style:list-style-name="L11">
      <style:paragraph-properties fo:line-height="100%" fo:text-align="start" style:justify-single-word="false"/>
      <style:text-properties style:font-name="Times New roman" fo:font-size="12pt" officeooo:rsid="001f51da" officeooo:paragraph-rsid="001f51da" style:font-size-asian="12pt" style:font-size-complex="12pt"/>
    </style:style>
    <style:style style:name="P27" style:family="paragraph" style:parent-style-name="Text_20_body" style:list-style-name="L11">
      <style:paragraph-properties fo:line-height="100%" fo:text-align="start" style:justify-single-word="false"/>
      <style:text-properties style:font-name="Times New roman" fo:font-size="12pt" officeooo:rsid="0023e86b" officeooo:paragraph-rsid="0023e86b"/>
    </style:style>
    <style:style style:name="P28" style:family="paragraph" style:parent-style-name="Text_20_body" style:list-style-name="L9">
      <style:paragraph-properties fo:line-height="50%" fo:text-align="start" style:justify-single-word="false"/>
      <style:text-properties officeooo:rsid="0023e86b" officeooo:paragraph-rsid="0023e86b"/>
    </style:style>
    <style:style style:name="P29" style:family="paragraph" style:parent-style-name="Text_20_body" style:list-style-name="L9">
      <style:paragraph-properties fo:line-height="50%" fo:text-align="start" style:justify-single-word="false"/>
      <style:text-properties officeooo:paragraph-rsid="002072f6"/>
    </style:style>
    <style:style style:name="P30" style:family="paragraph" style:parent-style-name="Text_20_body">
      <style:paragraph-properties fo:text-align="start" style:justify-single-word="false"/>
      <style:text-properties fo:font-size="13pt" fo:font-style="italic" fo:font-weight="bold" officeooo:rsid="001d3c12" officeooo:paragraph-rsid="001d3c12" style:font-size-asian="13pt" style:font-style-asian="italic" style:font-weight-asian="bold" style:font-size-complex="13pt" style:font-style-complex="italic" style:font-weight-complex="bold"/>
    </style:style>
    <style:style style:name="P31" style:family="paragraph" style:parent-style-name="List_20_Paragraph" style:list-style-name="L13">
      <style:paragraph-properties fo:margin-top="0in" fo:margin-bottom="0in" loext:contextual-spacing="false" fo:line-height="100%" fo:text-align="start" style:justify-single-word="false"/>
      <style:text-properties style:font-name="Times New Roman1" fo:font-size="13pt" fo:font-style="italic" fo:font-weight="normal" officeooo:rsid="0025c5b5" officeooo:paragraph-rsid="0025c5b5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List_20_Paragraph" style:list-style-name="WWNum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1" fo:font-size="13pt" fo:font-style="italic" fo:font-weight="bold" officeooo:rsid="001d3c12" officeooo:paragraph-rsid="0023e86b" style:font-size-asian="13pt" style:font-style-asian="italic" style:font-weight-asian="bold" style:font-size-complex="13pt" style:font-style-complex="italic" style:font-weight-complex="bold"/>
    </style:style>
    <style:style style:name="P33" style:family="paragraph" style:parent-style-name="List_20_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1" fo:font-size="13pt" fo:font-style="italic" fo:font-weight="bold" officeooo:rsid="001d3c12" officeooo:paragraph-rsid="0023e86b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List_20_Paragraph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3pt" fo:font-style="normal" fo:font-weight="normal" officeooo:rsid="0025c5b5" officeooo:paragraph-rsid="0025c5b5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List_20_Paragraph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3pt" fo:font-style="normal" fo:font-weight="normal" officeooo:rsid="00276915" officeooo:paragraph-rsid="00276915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List_20_Paragraph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3pt" fo:font-style="normal" fo:font-weight="normal" officeooo:rsid="00295703" officeooo:paragraph-rsid="00295703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List_20_Paragraph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3pt" fo:font-style="normal" fo:font-weight="normal" officeooo:rsid="0029897e" officeooo:paragraph-rsid="0029897e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List_20_Paragraph" style:list-style-name="L13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officeooo:paragraph-rsid="0025c5b5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23e86b" officeooo:paragraph-rsid="0023e86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d421c" officeooo:paragraph-rsid="001d3c12" style:font-size-asian="12pt" style:font-weight-asian="normal" style:font-size-complex="12pt" style:font-weight-complex="normal"/>
    </style:style>
    <style:style style:name="T1" style:family="text">
      <style:text-properties officeooo:rsid="001cf1da"/>
    </style:style>
    <style:style style:name="T2" style:family="text">
      <style:text-properties fo:color="#000000" fo:font-size="18pt" style:text-underline-style="none" fo:font-weight="bold" style:font-size-asian="18pt" style:font-weight-asian="bold" style:font-size-complex="18pt" style:font-weight-complex="bold"/>
    </style:style>
    <style:style style:name="T3" style:family="text">
      <style:text-properties fo:font-weight="normal" style:font-name-asian="Times New Roman2" style:language-asian="es" style:country-asian="CO" style:font-weight-asian="normal" style:font-name-complex="Times New Roman2" style:font-weight-complex="normal"/>
    </style:style>
    <style:style style:name="T4" style:family="text">
      <style:text-properties fo:font-weight="normal" officeooo:rsid="00239175" style:font-name-asian="Times New Roman2" style:language-asian="es" style:country-asian="CO" style:font-weight-asian="normal" style:font-name-complex="Times New Roman2" style:font-weight-complex="normal"/>
    </style:style>
    <style:style style:name="T5" style:family="text">
      <style:text-properties fo:font-weight="normal" officeooo:rsid="0023e86b" style:font-name-asian="Times New Roman2" style:language-asian="es" style:country-asian="CO" style:font-weight-asian="normal" style:font-name-complex="Times New Roman2" style:font-weight-complex="normal"/>
    </style:style>
    <style:style style:name="T6" style:family="text">
      <style:text-properties fo:font-weight="normal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7" style:family="text">
      <style:text-properties fo:font-weight="normal" officeooo:rsid="001f51da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8" style:family="text">
      <style:text-properties fo:font-weight="normal" officeooo:rsid="002072f6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9" style:family="text">
      <style:text-properties fo:font-weight="normal" officeooo:rsid="001d3c12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10" style:family="text">
      <style:text-properties fo:font-weight="normal" officeooo:rsid="0021d33b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11" style:family="text">
      <style:text-properties fo:font-weight="normal" officeooo:rsid="0023e86b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12" style:family="text">
      <style:text-properties fo:font-weight="bold" style:font-name-asian="Times New Roman2" style:font-size-asian="12pt" style:language-asian="es" style:country-asian="CO" style:font-weight-asian="bold" style:font-name-complex="Times New Roman2" style:font-size-complex="12pt" style:font-weight-complex="bold"/>
    </style:style>
    <style:style style:name="T13" style:family="text">
      <style:text-properties fo:font-weight="bold" officeooo:rsid="001d3c12" style:font-name-asian="Times New Roman2" style:font-size-asian="12pt" style:language-asian="es" style:country-asian="CO" style:font-weight-asian="bold" style:font-name-complex="Times New Roman2" style:font-size-complex="12pt" style:font-weight-complex="bold"/>
    </style:style>
    <style:style style:name="T14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5" style:family="text">
      <style:text-properties style:font-name="Times New Roman" style:font-name-asian="Times New Roman2" style:language-asian="es" style:country-asian="CO" style:font-name-complex="Times New Roman2"/>
    </style:style>
    <style:style style:name="T16" style:family="text">
      <style:text-properties style:font-name="Times New Roman" officeooo:rsid="0023e86b" style:font-name-asian="Times New Roman2" style:language-asian="es" style:country-asian="CO" style:font-name-complex="Times New Roman2"/>
    </style:style>
    <style:style style:name="T17" style:family="text">
      <style:text-properties style:font-name="Times New Roman" officeooo:rsid="00276915" style:font-name-asian="Times New Roman2" style:language-asian="es" style:country-asian="CO" style:font-name-complex="Times New Roman2"/>
    </style:style>
    <style:style style:name="T18" style:family="text">
      <style:text-properties style:font-name="Times New Roman" fo:font-size="13pt" fo:font-style="italic" fo:font-weight="normal" officeooo:rsid="00276915" style:font-name-asian="Times New Roman2" style:font-size-asian="13pt" style:language-asian="es" style:country-asian="CO" style:font-style-asian="italic" style:font-weight-asian="normal" style:font-name-complex="Times New Roman2" style:font-size-complex="13pt" style:font-style-complex="italic" style:font-weight-complex="normal"/>
    </style:style>
    <style:style style:name="T19" style:family="text">
      <style:text-properties style:font-name="Times New Roman" fo:font-size="13pt" fo:font-style="italic" fo:font-weight="normal" officeooo:rsid="0025c5b5" style:font-name-asian="Times New Roman2" style:font-size-asian="13pt" style:language-asian="es" style:country-asian="CO" style:font-style-asian="italic" style:font-weight-asian="normal" style:font-name-complex="Times New Roman2" style:font-size-complex="13pt" style:font-style-complex="italic" style:font-weight-complex="normal"/>
    </style:style>
    <style:style style:name="T20" style:family="text">
      <style:text-properties style:font-name="Times New Roman" fo:font-size="13pt" fo:font-style="italic" fo:font-weight="normal" officeooo:rsid="0029897e" style:font-name-asian="Times New Roman2" style:font-size-asian="13pt" style:language-asian="es" style:country-asian="CO" style:font-style-asian="italic" style:font-weight-asian="normal" style:font-name-complex="Times New Roman2" style:font-size-complex="13pt" style:font-style-complex="italic" style:font-weight-complex="normal"/>
    </style:style>
    <style:style style:name="T21" style:family="text">
      <style:text-properties style:font-name="Times New Roman" fo:font-style="italic" style:font-name-asian="Times New Roman2" style:language-asian="es" style:country-asian="CO" style:font-style-asian="italic" style:font-name-complex="Times New Roman2" style:font-style-complex="italic"/>
    </style:style>
    <style:style style:name="T22" style:family="text">
      <style:text-properties style:font-name="Times New Roman" fo:font-style="italic" officeooo:rsid="0029897e" style:font-name-asian="Times New Roman2" style:language-asian="es" style:country-asian="CO" style:font-style-asian="italic" style:font-name-complex="Times New Roman2" style:font-style-complex="italic"/>
    </style:style>
    <style:style style:name="T23" style:family="text">
      <style:text-properties style:font-name-asian="Times New Roman2" style:language-asian="es" style:country-asian="CO" style:font-name-complex="Times New Roman2"/>
    </style:style>
    <style:style style:name="T24" style:family="text">
      <style:text-properties officeooo:rsid="001f51da" style:font-name-asian="Times New Roman2" style:language-asian="es" style:country-asian="CO" style:font-name-complex="Times New Roman2"/>
    </style:style>
    <style:style style:name="T25" style:family="text">
      <style:text-properties officeooo:rsid="0021d33b" style:font-name-asian="Times New Roman2" style:language-asian="es" style:country-asian="CO" style:font-name-complex="Times New Roman2"/>
    </style:style>
    <style:style style:name="T26" style:family="text">
      <style:text-properties officeooo:rsid="0023e86b" style:font-name-asian="Times New Roman2" style:language-asian="es" style:country-asian="CO" style:font-name-complex="Times New Roman2"/>
    </style:style>
    <style:style style:name="T27" style:family="text">
      <style:text-properties style:font-name="Times New Roman1"/>
    </style:style>
    <style:style style:name="T28" style:family="text">
      <style:text-properties style:font-name="Times New Roman1" fo:font-size="12pt" fo:font-weight="normal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29" style:family="text">
      <style:text-properties style:font-name="Times New Roman1" fo:font-size="12pt" fo:font-weight="normal" officeooo:rsid="0021d33b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30" style:family="text">
      <style:text-properties style:font-name="Times New Roman1" fo:font-size="12pt" fo:font-weight="normal" officeooo:rsid="002072f6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31" style:family="text">
      <style:text-properties style:font-name="Times New Roman1" fo:font-size="12pt" fo:font-weight="normal" officeooo:rsid="0023e86b" style:font-name-asian="Times New Roman2" style:font-size-asian="12pt" style:language-asian="es" style:country-asian="CO" style:font-weight-asian="normal" style:font-name-complex="Times New Roman2" style:font-size-complex="12pt" style:font-weight-complex="normal"/>
    </style:style>
    <style:style style:name="T32" style:family="text">
      <style:text-properties style:font-name="Times New Roman1" style:font-name-asian="Times New Roman2" style:language-asian="es" style:country-asian="CO" style:font-name-complex="Times New Roman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bookmark text:name="anonymous_element_9"/><text:a xlink:type="simple" xlink:href="https://sicuaplus.uniandes.edu.co/webapps/assignment/uploadAssignment?content_id=_2147662_1&amp;course_id=_157115_1&amp;group_id=&amp;mode=view" text:style-name="Internet_20_link" text:visited-style-name="Visited_20_Internet_20_Link"><text:span text:style-name="T2">Caso de IoT sobre logística</text:span></text:a><text:span text:style-name="T14"> </text:span></text:h>
      <text:p text:style-name="P3"><text:span text:style-name="T1">Arquitectura y diseño de software</text:span></text:p>
      <text:p text:style-name="P30">1<text:span text:style-name="T27">. </text:span><text:span text:style-name="T32">Instancias de los conceptos</text:span><text:bookmark text:name="_GoBack"/><text:span text:style-name="T32"> del sub-modelo del dominio (ver anexo 1)</text:span></text:p>
      <text:p text:style-name="P5"><text:span text:style-name="T23">Device</text:span></text:p>
      <text:list xml:id="list5534616464211763312" text:style-name="L12">
        <text:list-item>
          <text:p text:style-name="P9"><text:span text:style-name="T23">Dispositivos en los que van montados los sensores de temperatura del camión</text:span></text:p>
        </text:list-item>
        <text:list-item>
          <text:p text:style-name="P10"><text:span text:style-name="T23">Dispositivos en los que van montados los sensores de temperatura de </text:span><text:span text:style-name="T25">la tienda</text:span></text:p>
        </text:list-item>
        <text:list-item>
          <text:p text:style-name="P9"><text:span text:style-name="T23">Celulares IoT de Ted, John y Salomée</text:span></text:p>
        </text:list-item>
        <text:list-item>
          <text:p text:style-name="P19"><text:span text:style-name="T23">Dispositivo en el que va montado el sensor RFID en la tienda</text:span></text:p>
        </text:list-item>
      </text:list>
      <text:p text:style-name="P5"><text:span text:style-name="T23">Sensor</text:span></text:p>
      <text:list xml:id="list4302098238811080323" text:style-name="L4">
        <text:list-item>
          <text:p text:style-name="P12"><text:span text:style-name="T23">Sensor de temperatura de la flores </text:span><text:span text:style-name="T24">en el camión</text:span></text:p>
        </text:list-item>
        <text:list-item>
          <text:p text:style-name="P15"><text:span text:style-name="T23">Sensor de temperatura de las flores en la tienda </text:span></text:p>
        </text:list-item>
        <text:list-item>
          <text:p text:style-name="P18"><text:span text:style-name="T23">Sensor RFID en la entrada de carga de la tienda</text:span></text:p>
        </text:list-item>
      </text:list>
      <text:p text:style-name="P5"><text:span text:style-name="T23">Actuator</text:span></text:p>
      <text:list xml:id="list4705985706001725512" text:style-name="L5">
        <text:list-item>
          <text:p text:style-name="P4"><text:span text:style-name="T29">Sistema de control de puertas en la tienda (por donde entra el camión)</text:span></text:p>
        </text:list-item>
      </text:list>
      <text:p text:style-name="P22"><text:span text:style-name="T13">Capability - </text:span><text:span text:style-name="T8">Operaciones basicas (CRUD), alertas, notificaciones o operaciones. </text:span></text:p>
      <text:list xml:id="list7622628303514738077" text:style-name="L6">
        <text:list-item>
          <text:p text:style-name="P23"><text:span text:style-name="T6">Notificaciones a Ted cuando la temperatura de las flores pasa un valor crítico. </text:span></text:p>
        </text:list-item>
        <text:list-item>
          <text:p text:style-name="P23"><text:span text:style-name="T6">Notificaciones a Salomée cuando sea su turno en la cola. </text:span></text:p>
        </text:list-item>
        <text:list-item>
          <text:p text:style-name="P25"><text:span text:style-name="T6">Abrir la puerta cuando la identificacion del pedido corresponda al id del camión</text:span></text:p>
        </text:list-item>
      </text:list>
      <text:p text:style-name="P24"><text:span text:style-name="T12">Attribute</text:span></text:p>
      <text:list xml:id="list948066851884881315" text:style-name="L1">
        <text:list-item>
          <text:p text:style-name="P11"><text:span text:style-name="T25">float tempCamion1: </text:span><text:span text:style-name="T23">Temperatura dentro del camión </text:span><text:span text:style-name="T25">del sensor 1</text:span><text:span text:style-name="T23"> <text:s/></text:span></text:p>
        </text:list-item>
        <text:list-item>
          <text:p text:style-name="P13"><text:span text:style-name="T25">float tempTienda1: </text:span><text:span text:style-name="T23">Temperatura ambiente de la tienda</text:span><text:span text:style-name="T25"> del sensor 1</text:span></text:p>
          <text:p text:style-name="P17"><text:span text:style-name="T23"><text:tab/>.</text:span></text:p>
          <text:p text:style-name="P17"><text:span text:style-name="T23"><text:tab/>.<text:tab/></text:span></text:p>
          <text:p text:style-name="P17"><text:span text:style-name="T23"><text:tab/>.</text:span></text:p>
        </text:list-item>
        <text:list-item>
          <text:p text:style-name="P17"><text:span text:style-name="T23">int turno: turno de Salomée en la cola</text:span></text:p>
        </text:list-item>
      </text:list>
      <text:p text:style-name="P5"><text:span text:style-name="T23">Virtual Entity</text:span></text:p>
      <text:list xml:id="list8753194707846624141" text:style-name="L2">
        <text:list-item>
          <text:p text:style-name="P14"><text:span text:style-name="T23">Código dentro de los dispositivos IoT para medir temperatura y comunicarla con los servidores</text:span></text:p>
        </text:list-item>
        <text:list-item>
          <text:p text:style-name="P14"><text:span text:style-name="T23">Código dentro de los servidores </text:span></text:p>
        </text:list-item>
        <text:list-item>
          <text:p text:style-name="P14"><text:span text:style-name="T23">Código dentro de los celulares IoT </text:span></text:p>
        </text:list-item>
      </text:list>
      <text:p text:style-name="P22"><text:span text:style-name="T13">Physical Entity –</text:span><text:span text:style-name="T9"> </text:span><text:span text:style-name="T7">R</text:span><text:span text:style-name="T10">epresenta un objeto en la vida real que tiene dispositivos embebidos (sensores o actuadores). </text:span></text:p>
      <text:list xml:id="list8462483366542410554" text:style-name="L7">
        <text:list-item>
          <text:p text:style-name="P6"><text:span text:style-name="T3">El camión con todos sus sensores asociados.</text:span></text:p>
        </text:list-item>
        <text:list-item>
          <text:p text:style-name="P6"><text:span text:style-name="T3">La tienda con todos sus sensores asociados. </text:span></text:p>
        </text:list-item>
      </text:list>
      <text:p text:style-name="P5"><text:span text:style-name="T23">IoT Engine</text:span><text:span text:style-name="T3"> – </text:span><text:span text:style-name="T4">Ejecuta la lógca del sistema IoT en términos de reglas relacionadas a las entidades virtuales. </text:span></text:p>
      <text:p text:style-name="P7"><text:soft-page-break/><text:span text:style-name="T5">C</text:span><text:span text:style-name="T3">ódigo que ejecuta las reglas de negocio. </text:span></text:p>
      <text:p text:style-name="P39"><text:span text:style-name="T23"/></text:p>
      <text:p text:style-name="P22"><text:span text:style-name="T13">Rule – </text:span><text:span text:style-name="T7">Conjunto de reglas de negocio en un proceso o escenario. </text:span></text:p>
      <text:list xml:id="list4170417465004789090" text:style-name="L11">
        <text:list-item>
          <text:p text:style-name="P26"><text:span text:style-name="T3">Si la temperatura de las orquideas no esta en el rango establecido, notificar a los usuarios pertinentes y guardar la baja en temperatura para futura referencia. <text:s/>Válido tanto para el camión como para la tienda. </text:span></text:p>
        </text:list-item>
        <text:list-item>
          <text:p text:style-name="P27"><text:span text:style-name="T10">S</text:span><text:span text:style-name="T6">i la identificación en las orquideas del camión corresponde a la identificación del pedido en espera, abrir las puertas para que entre el pedido. </text:span></text:p>
        </text:list-item>
        <text:list-item>
          <text:p text:style-name="P27"><text:span text:style-name="T6">Etc.</text:span></text:p>
        </text:list-item>
      </text:list>
      <text:p text:style-name="P5"><text:span text:style-name="T23">Expression</text:span></text:p>
      <text:list xml:id="list6822367940009310611" text:style-name="L10">
        <text:list-item>
          <text:p text:style-name="P16"><text:span text:style-name="T23">(temp baja crítica &lt; temp orquidea </text:span><text:span text:style-name="T26">camion</text:span><text:span text:style-name="T23"> )&amp;&amp; (temp orquidea <text:s/></text:span><text:span text:style-name="T26">camion</text:span><text:span text:style-name="T23">&lt; temp alta crítica)</text:span></text:p>
        </text:list-item>
        <text:list-item>
          <text:p text:style-name="P16"><text:span text:style-name="T23">(temp baja crítica &lt; temp orquidea </text:span><text:span text:style-name="T26">tienda</text:span><text:span text:style-name="T23"> )&amp;&amp; (temp orquidea <text:s/></text:span><text:span text:style-name="T26">tienda</text:span><text:span text:style-name="T23">&lt; temp alta crítica)</text:span></text:p>
        </text:list-item>
        <text:list-item>
          <text:p text:style-name="P21"><text:span text:style-name="T23">id load carrier == id del pedido esperado</text:span></text:p>
        </text:list-item>
        <text:list-item>
          <text:p text:style-name="P21"><text:span text:style-name="T23">etc.</text:span></text:p>
        </text:list-item>
      </text:list>
      <text:p text:style-name="P5"><text:span text:style-name="T23">Attribute Reference</text:span></text:p>
      <text:list xml:id="list1234269004746657499" text:style-name="L9">
        <text:list-item>
          <text:p text:style-name="P29"><text:span text:style-name="T30">Referencia a la temperatura de las orquídeas </text:span><text:span text:style-name="T31">en el camión</text:span><text:span text:style-name="T30">. </text:span></text:p>
        </text:list-item>
        <text:list-item>
          <text:p text:style-name="P28"><text:span text:style-name="T30">R</text:span><text:span text:style-name="T28">eferencia a la temperatura de las orquideas en la tienda.</text:span></text:p>
        </text:list-item>
        <text:list-item>
          <text:p text:style-name="P28"><text:span text:style-name="T28">Etc.</text:span></text:p>
        </text:list-item>
      </text:list>
      <text:p text:style-name="P5"><text:span text:style-name="T23">Metadata</text:span></text:p>
      <text:list xml:id="list4959662046073884074" text:style-name="L8">
        <text:list-item>
          <text:p text:style-name="P20"><text:span text:style-name="T23">Timestamps de los datos obtenidos (temperaturas, activación de RFIDs)</text:span></text:p>
        </text:list-item>
        <text:list-item>
          <text:p text:style-name="P20"><text:span text:style-name="T23">Timestamps de las notificaciones</text:span></text:p>
        </text:list-item>
        <text:list-item>
          <text:p text:style-name="P20"><text:span text:style-name="T23">Origen de los datos (i.e. nombre del sensor de la temperatura)</text:span></text:p>
        </text:list-item>
        <text:list-item>
          <text:p text:style-name="P20"><text:span text:style-name="T23">etc.</text:span></text:p>
        </text:list-item>
      </text:list>
      <text:p text:style-name="P22"><text:span text:style-name="T13">Expression Logic </text:span><text:span text:style-name="T9">- </text:span><text:span text:style-name="T11">Usa una o más condiciones y devuelve un valor booleano cuando es evaluado. (Evaluador de expresiones)</text:span></text:p>
      <text:p text:style-name="P5"><text:span text:style-name="T23">Expression Value </text:span><text:span text:style-name="T3">– </text:span><text:span text:style-name="T4">Representa el valor esperado de un tipo primitivo (floats, strings, etc.)</text:span></text:p>
      <text:p text:style-name="P5"><text:span text:style-name="T4"/></text:p>
      <text:list xml:id="list4272961008723254990" text:style-name="WWNum1">
        <text:list-header>
          <text:p text:style-name="P32"><text:span text:style-name="T16">2. </text:span><text:span text:style-name="T15">Atributos de calidad críticos y justificación</text:span></text:p>
        </text:list-header>
      </text:list>
      <text:p text:style-name="P33"><text:span text:style-name="T15"/></text:p>
      <text:list xml:id="list8367117241313492950" text:style-name="L13">
        <text:list-item>
          <text:p text:style-name="P38"><text:span text:style-name="T20">Agilidad</text:span><text:span text:style-name="T18"> - </text:span><text:span text:style-name="T19">Tiempo de notificación al conductor del camión si la temperatura del camión baja del rango especificado.</text:span></text:p>
          <text:p text:style-name="P31"><text:span text:style-name="T15"/></text:p>
        </text:list-item>
      </text:list>
      <text:p text:style-name="P34"><text:span text:style-name="T15">Si no se notifica a tiempo al conductor, el pedido completo </text:span><text:span text:style-name="T17">podría perderse. Dado que los ingresos de la empresa se ven directamente comprometidos por este hecho, este atributo de calidad es crítico en la operación. </text:span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5"><text:soft-page-break/><text:span text:style-name="T15">2.<text:tab/></text:span><text:span text:style-name="T21">Seguridad – Acceso a los datos debe ser restringido a los usuarios pertinentes.</text:span></text:p>
      <text:p text:style-name="P35"><text:span text:style-name="T21"/></text:p>
      <text:p text:style-name="P35"><text:span text:style-name="T15"/></text:p>
      <text:p text:style-name="P36"><text:span text:style-name="T15">Si un tercero tiene acceso al sistema, podría generar pedidos inexistentes, cambiar códigos de id de los pedidos, cambiar el destino de los pedidos, etc. Es crítico que el sistema sea seguro. </text:span></text:p>
      <text:p text:style-name="P36"><text:span text:style-name="T15"/></text:p>
      <text:p text:style-name="P36"><text:span text:style-name="T15">3.<text:tab/></text:span><text:span text:style-name="T22">Disponibilidad – El sistema no puede caerse.</text:span></text:p>
      <text:p text:style-name="P36"><text:span text:style-name="T22"/></text:p>
      <text:p text:style-name="P37"><text:span text:style-name="T15">Si el sistema se cae, no hay manera de verificar el estado de la mercancía ni validar la identidad de la misma. No se pueden llevar a cabo los procesos. Es crítico que siempre este disponible el sistema.</text:span></text:p>
      <text:p text:style-name="P37"><text:span text:style-name="T15"/></text:p>
      <text:p text:style-name="P37"><text:span text:style-name="T15"/></text:p>
      <text:p text:style-name="P40"><text:span text:style-name="T23"/></text:p>
      <text:p text:style-name="P8"><text:span text:style-name="T23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New roman" svg:font-family="'New roman'"/>
    <style:font-face style:name="sans-serif" svg:font-family="sans-serif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563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56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56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563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56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56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563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056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5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f1da" officeooo:paragraph-rsid="001cf1d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uricio Neira<text:tab/><text:tab/>20142400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3:08:51.118078445</meta:creation-date>
    <dc:date>2018-02-08T02:34:54.232828325</dc:date>
    <meta:editing-duration>PT42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649" meta:character-count="3770" meta:non-whitespace-character-count="3186"/>
  </office:meta>
</office:document-meta>
</file>